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B000009EB1BA739024061E02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1.44cm" fo:min-width="8.39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0.319cm" fo:min-width="0.159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.319cm" fo:min-width="0.176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319cm" fo:min-width="0.256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rial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Arial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897cm" svg:height="21.495cm" svg:x="1.5cm" svg:y="1.8cm">
          <draw:image xlink:href="Pictures/100002010000041B000009EB1BA739024061E021.png" xlink:type="simple" xlink:show="embed" xlink:actuate="onLoad">
            <text:p/>
          </draw:image>
        </draw:frame>
        <draw:custom-shape draw:style-name="gr2" draw:text-style-name="P2" draw:layer="layout" svg:width="8.89cm" svg:height="21.69cm" svg:x="1.7cm" svg:y="1.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231cm" svg:height="0.357cm" svg:x="2.55cm" svg:y="1.9cm">
          <draw:text-box>
            <text:p><text:span text:style-name="T1">A</text:span></text:p>
          </draw:text-box>
        </draw:frame>
        <draw:frame draw:style-name="gr4" draw:text-style-name="P3" draw:layer="layout" svg:width="0.231cm" svg:height="0.357cm" svg:x="5.186cm" svg:y="1.901cm">
          <draw:text-box>
            <text:p><text:span text:style-name="T1">B</text:span></text:p>
          </draw:text-box>
        </draw:frame>
        <draw:frame draw:style-name="gr3" draw:text-style-name="P3" draw:layer="layout" svg:width="0.231cm" svg:height="0.357cm" svg:x="7.587cm" svg:y="1.902cm">
          <draw:text-box>
            <text:p><text:span text:style-name="T1">C</text:span></text:p>
          </draw:text-box>
        </draw:frame>
        <draw:frame draw:style-name="gr4" draw:text-style-name="P3" draw:layer="layout" svg:width="0.231cm" svg:height="0.357cm" svg:x="2.55cm" svg:y="6.37cm">
          <draw:text-box>
            <text:p><text:span text:style-name="T1">D</text:span></text:p>
          </draw:text-box>
        </draw:frame>
        <draw:frame draw:style-name="gr3" draw:text-style-name="P3" draw:layer="layout" svg:width="0.214cm" svg:height="0.357cm" svg:x="5.186cm" svg:y="6.37cm">
          <draw:text-box draw:corner-radius="0.078cm">
            <text:p><text:span text:style-name="T1">E</text:span></text:p>
          </draw:text-box>
        </draw:frame>
        <draw:frame draw:style-name="gr3" draw:text-style-name="P3" draw:layer="layout" svg:width="0.197cm" svg:height="0.357cm" svg:x="7.587cm" svg:y="6.37cm">
          <draw:text-box>
            <text:p><text:span text:style-name="T1">F</text:span></text:p>
          </draw:text-box>
        </draw:frame>
        <draw:frame draw:style-name="gr4" draw:text-style-name="P3" draw:layer="layout" svg:width="0.248cm" svg:height="0.357cm" svg:x="2.55cm" svg:y="9.803cm">
          <draw:text-box>
            <text:p><text:span text:style-name="T1">G</text:span></text:p>
          </draw:text-box>
        </draw:frame>
        <draw:frame draw:style-name="gr4" draw:text-style-name="P3" draw:layer="layout" svg:width="0.231cm" svg:height="0.357cm" svg:x="6.389cm" svg:y="9.803cm">
          <draw:text-box>
            <text:p><text:span text:style-name="T1">H</text:span></text:p>
          </draw:text-box>
        </draw:frame>
        <draw:frame draw:style-name="gr3" draw:text-style-name="P3" draw:layer="layout" svg:width="0.159cm" svg:height="0.357cm" svg:x="2.55cm" svg:y="13.755cm">
          <draw:text-box>
            <text:p><text:span text:style-name="T1">I</text:span></text:p>
          </draw:text-box>
        </draw:frame>
        <draw:frame draw:style-name="gr3" draw:text-style-name="P3" draw:layer="layout" svg:width="0.18cm" svg:height="0.357cm" svg:x="5.037cm" svg:y="13.755cm">
          <draw:text-box>
            <text:p><text:span text:style-name="T1">J</text:span></text:p>
          </draw:text-box>
        </draw:frame>
        <draw:frame draw:style-name="gr3" draw:text-style-name="P3" draw:layer="layout" svg:width="0.231cm" svg:height="0.357cm" svg:x="7.429cm" svg:y="13.755cm">
          <draw:text-box>
            <text:p><text:span text:style-name="T1">K</text:span></text:p>
          </draw:text-box>
        </draw:frame>
        <draw:frame draw:style-name="gr3" draw:text-style-name="P3" draw:layer="layout" svg:width="0.197cm" svg:height="0.357cm" svg:x="2.55cm" svg:y="16.408cm">
          <draw:text-box>
            <text:p><text:span text:style-name="T1">L</text:span></text:p>
          </draw:text-box>
        </draw:frame>
        <draw:frame draw:style-name="gr5" draw:text-style-name="P3" draw:layer="layout" svg:width="0.264cm" svg:height="0.357cm" svg:x="4.994cm" svg:y="16.408cm">
          <draw:text-box>
            <text:p><text:span text:style-name="T1">M</text:span></text:p>
          </draw:text-box>
        </draw:frame>
        <draw:frame draw:style-name="gr4" draw:text-style-name="P3" draw:layer="layout" svg:width="0.231cm" svg:height="0.357cm" svg:x="7.428cm" svg:y="16.408cm">
          <draw:text-box>
            <text:p><text:span text:style-name="T1">N</text:span></text:p>
          </draw:text-box>
        </draw:frame>
        <draw:frame draw:style-name="gr4" draw:text-style-name="P3" draw:layer="layout" svg:width="0.248cm" svg:height="0.357cm" svg:x="2.55cm" svg:y="19.011cm">
          <draw:text-box>
            <text:p><text:span text:style-name="T1">O</text:span></text:p>
          </draw:text-box>
        </draw:frame>
        <draw:frame draw:style-name="gr4" draw:text-style-name="P3" draw:layer="layout" svg:width="0.214cm" svg:height="0.357cm" svg:x="5.02cm" svg:y="19.011cm">
          <draw:text-box>
            <text:p><text:span text:style-name="T1">P</text:span></text:p>
          </draw:text-box>
        </draw:frame>
        <draw:frame draw:style-name="gr4" draw:text-style-name="P3" draw:layer="layout" svg:width="0.248cm" svg:height="0.357cm" svg:x="7.42cm" svg:y="19.011cm">
          <draw:text-box>
            <text:p><text:span text:style-name="T1">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0T22:24:25.951334263</meta:creation-date>
    <meta:generator>LibreOffice/6.0.7.3$Linux_X86_64 LibreOffice_project/00m0$Build-3</meta:generator>
    <dc:date>2021-08-18T13:42:51.101484054</dc:date>
    <meta:editing-duration>PT20H14M25S</meta:editing-duration>
    <meta:editing-cycles>10</meta:editing-cycles>
    <meta:document-statistic meta:object-count="19"/>
  </office:meta>
</office:document-meta>
</file>